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f62" officeooo:paragraph-rsid="001b0f62"/>
    </style:style>
    <style:style style:name="P2" style:family="paragraph" style:parent-style-name="Standard">
      <style:text-properties fo:font-weight="bold" officeooo:rsid="001b0f62" officeooo:paragraph-rsid="001b0f6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b0f62" officeooo:paragraph-rsid="001b0f62" style:font-weight-asian="bold" style:font-weight-complex="bold"/>
    </style:style>
    <style:style style:name="P4" style:family="paragraph" style:parent-style-name="Standard">
      <style:text-properties officeooo:rsid="001c985a" officeooo:paragraph-rsid="001c985a"/>
    </style:style>
    <style:style style:name="P5" style:family="paragraph" style:parent-style-name="Standard">
      <style:text-properties officeooo:rsid="001cdb18" officeooo:paragraph-rsid="001cdb18"/>
    </style:style>
    <style:style style:name="P6" style:family="paragraph" style:parent-style-name="Standard">
      <style:text-properties officeooo:rsid="001d917f" officeooo:paragraph-rsid="001d917f"/>
    </style:style>
    <style:style style:name="P7" style:family="paragraph" style:parent-style-name="Standard">
      <style:text-properties officeooo:rsid="001e4288" officeooo:paragraph-rsid="001e4288"/>
    </style:style>
    <style:style style:name="P8" style:family="paragraph" style:parent-style-name="Standard">
      <style:text-properties officeooo:rsid="00203930" officeooo:paragraph-rsid="00203930"/>
    </style:style>
    <style:style style:name="P9" style:family="paragraph" style:parent-style-name="Standard">
      <style:text-properties officeooo:rsid="00209073" officeooo:paragraph-rsid="00209073"/>
    </style:style>
    <style:style style:name="P10" style:family="paragraph" style:parent-style-name="Standard">
      <style:text-properties officeooo:rsid="002148b7" officeooo:paragraph-rsid="002148b7"/>
    </style:style>
    <style:style style:name="P11" style:family="paragraph" style:parent-style-name="Standard">
      <style:text-properties officeooo:rsid="0022d755" officeooo:paragraph-rsid="0022d755"/>
    </style:style>
    <style:style style:name="P12" style:family="paragraph" style:parent-style-name="Standard">
      <style:text-properties officeooo:rsid="002458c4" officeooo:paragraph-rsid="002458c4"/>
    </style:style>
    <style:style style:name="P13" style:family="paragraph" style:parent-style-name="Standard">
      <style:paragraph-properties fo:break-before="page"/>
      <style:text-properties officeooo:rsid="001cdb18" officeooo:paragraph-rsid="001cdb18"/>
    </style:style>
    <style:style style:name="P14" style:family="paragraph" style:parent-style-name="Standard">
      <style:paragraph-properties fo:break-before="page"/>
      <style:text-properties officeooo:rsid="002148b7" officeooo:paragraph-rsid="002148b7"/>
    </style:style>
    <style:style style:name="T1" style:family="text">
      <style:text-properties officeooo:rsid="0028ea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reeBS<text:span text:style-name="T1">D</text:span> 11</text:p>
      <text:p text:style-name="P2"/>
      <text:p text:style-name="P2">Atualizar o sistema operacional</text:p>
      <text:p text:style-name="P1"/>
      <text:p text:style-name="P1">sudo freebsd-update fetch</text:p>
      <text:p text:style-name="P1">sudo freebsd-update install</text:p>
      <text:p text:style-name="P1"/>
      <text:p text:style-name="P1">sudo pkg update</text:p>
      <text:p text:style-name="P1">sudo pkg upgrade -y</text:p>
      <text:p text:style-name="P1"/>
      <text:p text:style-name="P1">reboot</text:p>
      <text:p text:style-name="P1"/>
      <text:p text:style-name="P4">Instalar Pacotes Básicos</text:p>
      <text:p text:style-name="P4"/>
      <text:p text:style-name="P4">pkg install nano wget mc</text:p>
      <text:p text:style-name="P4"/>
      <text:p text:style-name="P4">nano /usr/local/etc/sudoers</text:p>
      <text:p text:style-name="P4"/>
      <text:p text:style-name="P4">ribafs<text:tab/>ALL=(ALL)<text:tab/>NOPASSWD:ALL</text:p>
      <text:p text:style-name="P4"/>
      <text:p text:style-name="P4">Criar novo usuário</text:p>
      <text:p text:style-name="P4"/>
      <text:p text:style-name="P4">adduser ribafs</text:p>
      <text:p text:style-name="P4"/>
      <text:p text:style-name="P4">nano /etc/ssh/sshd_config</text:p>
      <text:p text:style-name="P4"/>
      <text:p text:style-name="P4">Port 55522</text:p>
      <text:p text:style-name="P4">LoginGraceTime 30</text:p>
      <text:p text:style-name="P4">PermitRootLogin without-password</text:p>
      <text:p text:style-name="P4">AllowUsers ribafs root</text:p>
      <text:p text:style-name="P4"/>
      <text:p text:style-name="P4">service sshd restart</text:p>
      <text:p text:style-name="P4"/>
      <text:p text:style-name="P4">Acessar pelo desktop como ribafs</text:p>
      <text:p text:style-name="P4"/>
      <text:p text:style-name="P4">ssh -p 55522 ribafs@138.197.169.181</text:p>
      <text:p text:style-name="P4"/>
      <text:p text:style-name="P4">sudo su</text:p>
      <text:p text:style-name="P4"/>
      <text:p text:style-name="P4">Para que root sem senha no SSH</text:p>
      <text:p text:style-name="P4">PermitRootLogin without-password</text:p>
      <text:p text:style-name="P4"/>
      <text:p text:style-name="P4">Criar uma chave para o ssh no desktop</text:p>
      <text:p text:style-name="P4"/>
      <text:p text:style-name="P4">ssh-keygen -b 4096</text:p>
      <text:p text:style-name="P4"/>
      <text:p text:style-name="P4"/>
      <text:p text:style-name="P13">Configurar o PF como firewall</text:p>
      <text:p text:style-name="P5"/>
      <text:p text:style-name="P5">Checar vulnerabilidades em softwares/auditoria</text:p>
      <text:p text:style-name="P5"/>
      <text:p text:style-name="P5">pkg audit -F</text:p>
      <text:p text:style-name="P5"/>
      <text:p text:style-name="P5"/>
      <text:p text:style-name="P5">nano /etc/rc.conf</text:p>
      <text:p text:style-name="P5"/>
      <text:p text:style-name="P5">pf_enable="YES"</text:p>
      <text:p text:style-name="P5">pf_rules="/etc/pf.conf"</text:p>
      <text:p text:style-name="P5">pf_flags=""</text:p>
      <text:p text:style-name="P5">pflog_enable="YES"</text:p>
      <text:p text:style-name="P5">pflog_logfile="/var/log/pflog"</text:p>
      <text:p text:style-name="P5">pflog_flags=""</text:p>
      <text:p text:style-name="P5"/>
      <text:p text:style-name="P5">Criar</text:p>
      <text:p text:style-name="P5">nano /etc/pf.conf</text:p>
      <text:p text:style-name="P5"/>
      <text:p text:style-name="P5">interface="vtnet0"</text:p>
      <text:p text:style-name="P5">scrub in all</text:p>
      <text:p text:style-name="P5">block in on $interface</text:p>
      <text:p text:style-name="P5">#allow SSH traffic from our network</text:p>
      <text:p text:style-name="P5">pass in on $interface proto tcp from 177.130.216.50/32 to $interface port 65522</text:p>
      <text:p text:style-name="P5">#allow HTTP (80), and HTTPS (443) to the world</text:p>
      <text:p text:style-name="P5">pass in on $interface proto tcp from any to $interface port 80</text:p>
      <text:p text:style-name="P5">pass in on $interface proto tcp from any to $interface port 443</text:p>
      <text:p text:style-name="P5"># Comabte aos ataques de bruteforce</text:p>
      <text:p text:style-name="P5"># ---- Allow SSH from trusted sources, but block bruteforcers</text:p>
      <text:p text:style-name="P5">pass quick proto tcp from &lt;trusted&gt; to $interface port 65522 \</text:p>
      <text:p text:style-name="P5">flags S/SA keep state \</text:p>
      <text:p text:style-name="P5">(max-src-conn 10, max-src-conn-rate 20/60, \</text:p>
      <text:p text:style-name="P5">overload &lt;bruteforcers&gt; flush global)</text:p>
      <text:p text:style-name="P5">#allow outgoing traffic</text:p>
      <text:p text:style-name="P5">pass out on $interface proto { tcp, udp } all</text:p>
      <text:p text:style-name="P5"/>
      <text:p text:style-name="P5">Ativando as regras</text:p>
      <text:p text:style-name="P5"/>
      <text:p text:style-name="P5">pfctl -nf /etc/pf.conf</text:p>
      <text:p text:style-name="P5"/>
      <text:p text:style-name="P5">Caso apareçam erros, corrija e execute novamente removendo o flag -n</text:p>
      <text:p text:style-name="P5"/>
      <text:p text:style-name="P5">pfctl -f /etc/pf.conf</text:p>
      <text:p text:style-name="P5"/>
      <text:p text:style-name="P5">reboot</text:p>
      <text:p text:style-name="P5"/>
      <text:p text:style-name="P5">Apenas visualizar as regras</text:p>
      <text:p text:style-name="P5"/>
      <text:p text:style-name="P5">pfctl -sr</text:p>
      <text:p text:style-name="P5"/>
      <text:p text:style-name="P5">Remover todas as regras do arquivo pf.conf</text:p>
      <text:p text:style-name="P5"/>
      <text:p text:style-name="P5"><text:soft-page-break/>pfctl -Fa</text:p>
      <text:p text:style-name="P5"/>
      <text:p text:style-name="P5"/>
      <text:p text:style-name="P5">/etc/rc.d/pf reload</text:p>
      <text:p text:style-name="P5"/>
      <text:p text:style-name="P5">ou</text:p>
      <text:p text:style-name="P5">service pf reload</text:p>
      <text:p text:style-name="P5"/>
      <text:p text:style-name="P5">Veja quem está tentando se conectar ao servidor em tempo real</text:p>
      <text:p text:style-name="P5"/>
      <text:p text:style-name="P5">tcpdump -n -e -ttt -i pflog0</text:p>
      <text:p text:style-name="P5"/>
      <text:p text:style-name="P5">Mostrar logs</text:p>
      <text:p text:style-name="P5">tcpdump -n -e -ttt -r /var/log/pflog</text:p>
      <text:p text:style-name="P5"/>
      <text:p text:style-name="P5">Ver se tem algo na tabela bruteforce</text:p>
      <text:p text:style-name="P5">pfctl -t bruteforcers -T show</text:p>
      <text:p text:style-name="P5"/>
      <text:p text:style-name="P5">Criar WhiteList</text:p>
      <text:p text:style-name="P5">nano /etc/trusted</text:p>
      <text:p text:style-name="P5"/>
      <text:p text:style-name="P5">Adicionar alguns IPs</text:p>
      <text:p text:style-name="P5"/>
      <text:p text:style-name="P5"># Casa</text:p>
      <text:p text:style-name="P5">177.130.216.50</text:p>
      <text:p text:style-name="P5"/>
      <text:p text:style-name="P5"># DNOCS</text:p>
      <text:p text:style-name="P5"/>
      <text:p text:style-name="P5"/>
      <text:p text:style-name="P5">Implementar atualizações automáticas</text:p>
      <text:p text:style-name="P5">nano /etc/crontab</text:p>
      <text:p text:style-name="P5"/>
      <text:p text:style-name="P5">Adicione após a linha</text:p>
      <text:p text:style-name="P5">*/5 <text:s text:c="4"/>* <text:s text:c="6"/>* <text:s text:c="6"/>* <text:s text:c="6"/>* <text:s text:c="6"/>root <text:s text:c="3"/>/usr/libexec/atrun</text:p>
      <text:p text:style-name="P5"/>
      <text:p text:style-name="P5">#Esta linha</text:p>
      <text:p text:style-name="P5">@daily root freebsd-update -t freebsd cron</text:p>
      <text:p text:style-name="P5"/>
      <text:p text:style-name="P5"/>
      <text:p text:style-name="P5"/>
      <text:p text:style-name="P6">FAMP</text:p>
      <text:p text:style-name="P6"/>
      <text:p text:style-name="P6">== Apache</text:p>
      <text:p text:style-name="P6"/>
      <text:p text:style-name="P6">sudo pkg search apache24</text:p>
      <text:p text:style-name="P6"/>
      <text:p text:style-name="P6">sudo pkg install -y apache24</text:p>
      <text:p text:style-name="P6"/>
      <text:p text:style-name="P6">user - www</text:p>
      <text:p text:style-name="P6">group - www</text:p>
      <text:p text:style-name="P6"/>
      <text:p text:style-name="P6">sudo sysrc apache24_enable=yes</text:p>
      <text:p text:style-name="P6"><text:soft-page-break/></text:p>
      <text:p text:style-name="P6">sudo service apache24 start</text:p>
      <text:p text:style-name="P6"/>
      <text:p text:style-name="P6">Testar</text:p>
      <text:p text:style-name="P6"/>
      <text:p text:style-name="P6">http://46.101.50.99</text:p>
      <text:p text:style-name="P6"/>
      <text:p text:style-name="P6">Configurações</text:p>
      <text:p text:style-name="P6"/>
      <text:p text:style-name="P6">sudo nano /usr/local/etc/apache24/httpd.conf</text:p>
      <text:p text:style-name="P6"/>
      <text:p text:style-name="P6">ServerAdmin ribafs@gmail.com</text:p>
      <text:p text:style-name="P6"/>
      <text:p text:style-name="P6">ServerName www.ribafs.org</text:p>
      <text:p text:style-name="P6"/>
      <text:p text:style-name="P6">Rotação de logs, a cada 10.000 requisições gerar em torno de 1MB de log</text:p>
      <text:p text:style-name="P6">ErrorLog "|/usr/local/sbin/rotatelogs /var/log/httpd-mysite-error-log 86400"</text:p>
      <text:p text:style-name="P6"/>
      <text:p text:style-name="P6">mod_rewrite, descomentar a linha</text:p>
      <text:p text:style-name="P6">LoadModule rewrite_module libexec/apache24/mod_rewrite.so</text:p>
      <text:p text:style-name="P6"/>
      <text:p text:style-name="P6">Mudar none para All</text:p>
      <text:p text:style-name="P6"/>
      <text:p text:style-name="P6">Checar</text:p>
      <text:p text:style-name="P6">DocumentRoot "/usr/local/www/apache24/data"</text:p>
      <text:p text:style-name="P6"/>
      <text:p text:style-name="P6">Checar sintaxe</text:p>
      <text:p text:style-name="P6"/>
      <text:p text:style-name="P6">apachectl configtest</text:p>
      <text:p text:style-name="P6"/>
      <text:p text:style-name="P6">sudo service apache24 restart</text:p>
      <text:p text:style-name="P6"/>
      <text:p text:style-name="P6">ou</text:p>
      <text:p text:style-name="P6">sudo apachectl restart</text:p>
      <text:p text:style-name="P6"/>
      <text:p text:style-name="P6">Logs</text:p>
      <text:p text:style-name="P6">/var/log/httpd-error.log</text:p>
      <text:p text:style-name="P6">/var/log/httpd-access.log</text:p>
      <text:p text:style-name="P6"/>
      <text:p text:style-name="P6"/>
      <text:p text:style-name="P6">== Instalar php7.1</text:p>
      <text:p text:style-name="P6"/>
      <text:p text:style-name="P6">sudo pkg install -y php71 mod_php71 php71-gd php71-mbstring php71-mysqli php71-xml php71-curl php71-tidy php71-ctype php71-tokenizer php71-simplexml php71-dom php71-session php71-iconv php71-hash php71-json php71-fileinfo php71-bcmath php71-zip php71-zlib</text:p>
      <text:p text:style-name="P6"/>
      <text:p text:style-name="P6">Após a instalação aparece</text:p>
      <text:p text:style-name="P6"/>
      <text:p text:style-name="P6">The 2.7.x series now uses the new subpixel hinting mode (V40 port's option) as</text:p>
      <text:p text:style-name="P6">the default, emulating a modern version of ClearType. This change inevitably</text:p>
      <text:p text:style-name="P6">leads to different rendering results, and you might change port's options to</text:p>
      <text:p text:style-name="P6"><text:soft-page-break/>adapt it to your taste (or use the new "FREETYPE_PROPERTIES" environment</text:p>
      <text:p text:style-name="P6">variable).</text:p>
      <text:p text:style-name="P6"/>
      <text:p text:style-name="P6">The environment variable "FREETYPE_PROPERTIES" can be used to control the</text:p>
      <text:p text:style-name="P6">driver properties. Example:</text:p>
      <text:p text:style-name="P6"/>
      <text:p text:style-name="P6">FREETYPE_PROPERTIES=truetype:interpreter-version=35 \</text:p>
      <text:p text:style-name="P6"><text:tab/>cff:no-stem-darkening=1 \</text:p>
      <text:p text:style-name="P6"><text:tab/>autofitter:warping=1</text:p>
      <text:p text:style-name="P6"/>
      <text:p text:style-name="P6">This allows to select, say, the subpixel hinting mode at runtime for a given</text:p>
      <text:p text:style-name="P6">application.</text:p>
      <text:p text:style-name="P6"/>
      <text:p text:style-name="P6">The controllable properties are listed in the section "Controlling FreeType</text:p>
      <text:p text:style-name="P6">Modules" in the reference's table of contents</text:p>
      <text:p text:style-name="P6">(/usr/local/share/doc/freetype2/reference/ft2-toc.html, if documentation was installed).</text:p>
      <text:p text:style-name="P6">Message from mod_php71-7.1.15:</text:p>
      <text:p text:style-name="P6"/>
      <text:p text:style-name="P6">***************************************************************</text:p>
      <text:p text:style-name="P6"/>
      <text:p text:style-name="P6">Make sure index.php is part of your DirectoryIndex.</text:p>
      <text:p text:style-name="P6"/>
      <text:p text:style-name="P6">You should add the following to your Apache configuration file:</text:p>
      <text:p text:style-name="P6"/>
      <text:p text:style-name="P6">&lt;FilesMatch "\.php$"&gt;</text:p>
      <text:p text:style-name="P6"><text:s text:c="4"/>SetHandler application/x-httpd-php</text:p>
      <text:p text:style-name="P6">&lt;/FilesMatch&gt;</text:p>
      <text:p text:style-name="P6">&lt;FilesMatch "\.phps$"&gt;</text:p>
      <text:p text:style-name="P6"><text:s text:c="4"/>SetHandler application/x-httpd-php-source</text:p>
      <text:p text:style-name="P6">&lt;/FilesMatch&gt;</text:p>
      <text:p text:style-name="P6"/>
      <text:p text:style-name="P6">*********************************************************************</text:p>
      <text:p text:style-name="P6"/>
      <text:p text:style-name="P6">If you are building PHP-based ports in poudriere(8) with ZTS enabled,</text:p>
      <text:p text:style-name="P6">add WITH_MPM=event to /etc/make.conf to prevent build failures.</text:p>
      <text:p text:style-name="P6"/>
      <text:p text:style-name="P6"/>
      <text:p text:style-name="P6">sudo cp /usr/local/etc/php.ini-production /usr/local/etc/php.ini-production.bakup</text:p>
      <text:p text:style-name="P6"/>
      <text:p text:style-name="P6">sudo ln -s /usr/local/etc/php.ini-production /usr/local/etc/php.ini</text:p>
      <text:p text:style-name="P6"/>
      <text:p text:style-name="P6">sudo nano /usr/local/etc/php.ini</text:p>
      <text:p text:style-name="P6"/>
      <text:p text:style-name="P6">date.timezone = America/Fortaleza</text:p>
      <text:p text:style-name="P6"/>
      <text:p text:style-name="P6">service apache24 restart</text:p>
      <text:p text:style-name="P6"/>
      <text:p text:style-name="P6">mostrou</text:p>
      <text:p text:style-name="P6">Make sure index.php is part of your DirectoryIndex.</text:p>
      <text:p text:style-name="P6"/>
      <text:p text:style-name="P6">You should add the following to your Apache configuration file:</text:p>
      <text:p text:style-name="P6"/>
      <text:p text:style-name="P6"><text:soft-page-break/>&lt;FilesMatch "\.php$"&gt;</text:p>
      <text:p text:style-name="P6"><text:s text:c="4"/>SetHandler application/x-httpd-php</text:p>
      <text:p text:style-name="P6">&lt;/FilesMatch&gt;</text:p>
      <text:p text:style-name="P6">&lt;FilesMatch "\.phps$"&gt;</text:p>
      <text:p text:style-name="P6"><text:s text:c="4"/>SetHandler application/x-httpd-php-source</text:p>
      <text:p text:style-name="P6">&lt;/FilesMatch&gt;</text:p>
      <text:p text:style-name="P6"/>
      <text:p text:style-name="P6">sudo nano /usr/local/etc/apache24/httpd.conf</text:p>
      <text:p text:style-name="P6"/>
      <text:p text:style-name="P6">Adicionar</text:p>
      <text:p text:style-name="P6"/>
      <text:p text:style-name="P6">&lt;IfModule dir_module&gt;</text:p>
      <text:p text:style-name="P6"><text:s text:c="4"/>DirectoryIndex index.php index.html</text:p>
      <text:p text:style-name="P6">&lt;/IfModule&gt;</text:p>
      <text:p text:style-name="P6"/>
      <text:p text:style-name="P6"/>
      <text:p text:style-name="P6">Criar</text:p>
      <text:p text:style-name="P6"/>
      <text:p text:style-name="P6">sudo nano /usr/local/etc/apache24/Includes/php.conf</text:p>
      <text:p text:style-name="P6"/>
      <text:p text:style-name="P6">&lt;IfModule dir_module&gt;</text:p>
      <text:p text:style-name="P6"><text:s text:c="4"/>DirectoryIndex index.php index.html</text:p>
      <text:p text:style-name="P6"><text:s text:c="4"/>&lt;FilesMatch "\.php$"&gt;</text:p>
      <text:p text:style-name="P6"><text:s text:c="8"/>SetHandler application/x-httpd-php</text:p>
      <text:p text:style-name="P6"><text:s text:c="4"/>&lt;/FilesMatch&gt;</text:p>
      <text:p text:style-name="P6"><text:s text:c="4"/>&lt;FilesMatch "\.phps$"&gt;</text:p>
      <text:p text:style-name="P6"><text:s text:c="8"/>SetHandler application/x-httpd-php-source</text:p>
      <text:p text:style-name="P6"><text:s text:c="4"/>&lt;/FilesMatch&gt;</text:p>
      <text:p text:style-name="P6">&lt;/IfModule&gt;</text:p>
      <text:p text:style-name="P6"/>
      <text:p text:style-name="P6">sudo service apache24 restart</text:p>
      <text:p text:style-name="P6"/>
      <text:p text:style-name="P6">Testar</text:p>
      <text:p text:style-name="P6">nano /usr/local/www/apache24/data/info.php</text:p>
      <text:p text:style-name="P6"/>
      <text:p text:style-name="P6">&lt;?php</text:p>
      <text:p text:style-name="P6">phpinfo();</text:p>
      <text:p text:style-name="P6"/>
      <text:p text:style-name="P6">http://167.99.175.44/info.php</text:p>
      <text:p text:style-name="P6"/>
      <text:p text:style-name="P6"/>
      <text:p text:style-name="P6">== Instalar MariaDB</text:p>
      <text:p text:style-name="P6"/>
      <text:p text:style-name="P6">sudo pkg search mariadb</text:p>
      <text:p text:style-name="P6"/>
      <text:p text:style-name="P6">sudo pkg install -y mariadb102-server mariadb102-client</text:p>
      <text:p text:style-name="P6"/>
      <text:p text:style-name="P6">user e group - mysql</text:p>
      <text:p text:style-name="P6"/>
      <text:p text:style-name="P6">Após a instalação aparece:</text:p>
      <text:p text:style-name="P6"/>
      <text:p text:style-name="P6">MariaDB respects hier(7) and doesn't check /etc and /etc/mysql for</text:p>
      <text:p text:style-name="P6"><text:soft-page-break/>my.cnf. Please move existing my.cnf files from those paths to</text:p>
      <text:p text:style-name="P6">/usr/local/etc and /usr/local/etc/mysql.</text:p>
      <text:p text:style-name="P6"/>
      <text:p text:style-name="P6">************************************************************************</text:p>
      <text:p text:style-name="P6">Message from unixODBC-2.3.4:</text:p>
      <text:p text:style-name="P6"/>
      <text:p text:style-name="P6">===&gt; <text:s text:c="2"/>NOTICE:</text:p>
      <text:p text:style-name="P6"/>
      <text:p text:style-name="P6">The unixODBC port currently does not have a maintainer. As a result, it is</text:p>
      <text:p text:style-name="P6">more likely to have unresolved issues, not be up-to-date, or even be removed in</text:p>
      <text:p text:style-name="P6">the future. To volunteer to maintain this port, please create an issue at:</text:p>
      <text:p text:style-name="P6"/>
      <text:p text:style-name="P6">https://bugs.freebsd.org/bugzilla</text:p>
      <text:p text:style-name="P6"/>
      <text:p text:style-name="P6">More information about port maintainership is available at:</text:p>
      <text:p text:style-name="P6"/>
      <text:p text:style-name="P6">https://www.freebsd.org/doc/en/articles/contributing/ports-contributing.html#maintain-port</text:p>
      <text:p text:style-name="P6">Message from mariadb102-server-10.2.13:</text:p>
      <text:p text:style-name="P6"/>
      <text:p text:style-name="P6">************************************************************************</text:p>
      <text:p text:style-name="P6"/>
      <text:p text:style-name="P6">!!!!!!!!!!!!!!!!!!!!!!!!!!!!!!!!!!!!!!!!!!!!!!!!!!!!!!!!!!!!!!!!!!!!!!!!</text:p>
      <text:p text:style-name="P6">!! <text:s text:c="67"/>!!</text:p>
      <text:p text:style-name="P6">!! The default InnoDB storage engine is no longer XtraDB, check your <text:s/>!!</text:p>
      <text:p text:style-name="P6">!! configuration and switch it to InnoDB <text:s text:c="29"/>!!</text:p>
      <text:p text:style-name="P6">!! <text:s text:c="67"/>!!</text:p>
      <text:p text:style-name="P6">!!!!!!!!!!!!!!!!!!!!!!!!!!!!!!!!!!!!!!!!!!!!!!!!!!!!!!!!!!!!!!!!!!!!!!!!</text:p>
      <text:p text:style-name="P6"/>
      <text:p text:style-name="P6">Remember to run mysql_upgrade (with the optional --datadir=&lt;dbdir&gt; flag)</text:p>
      <text:p text:style-name="P6">the first time you start the MySQL server after an upgrade from an</text:p>
      <text:p text:style-name="P6">earlier version.</text:p>
      <text:p text:style-name="P6"/>
      <text:p text:style-name="P6">MariaDB respects hier(7) and doesn't check /etc and /etc/mysql for</text:p>
      <text:p text:style-name="P6">my.cnf. Please move existing my.cnf files from those paths to</text:p>
      <text:p text:style-name="P6">/usr/local/etc and /usr/local/etc/mysql.</text:p>
      <text:p text:style-name="P6"/>
      <text:p text:style-name="P6">This port does NOT include the mytop perl script, this is included in</text:p>
      <text:p text:style-name="P6">the MariaDB tarball but the most recent version can be found in the</text:p>
      <text:p text:style-name="P6">databases/mytop port</text:p>
      <text:p text:style-name="P6"/>
      <text:p text:style-name="P6">sudo sysrc mysql_enable="yes"</text:p>
      <text:p text:style-name="P6">sudo service mysql-server start</text:p>
      <text:p text:style-name="P6"/>
      <text:p text:style-name="P6">sudo mysql_secure_installation</text:p>
      <text:p text:style-name="P6"/>
      <text:p text:style-name="P6">mysql -u root -p</text:p>
      <text:p text:style-name="P6"/>
      <text:p text:style-name="P6">CREATE DATABASE portal CHARACTER SET utf8 COLLATE utf8_general_ci;</text:p>
      <text:p text:style-name="P6">CREATE USER 'portal'@'localhost' IDENTIFIED BY 'senhaforte';</text:p>
      <text:p text:style-name="P6">GRANT ALL PRIVILEGES ON portal.* TO 'portal'@'localhost';</text:p>
      <text:p text:style-name="P6">FLUSH PRIVILEGES;</text:p>
      <text:p text:style-name="P6">\q</text:p>
      <text:p text:style-name="P6"><text:soft-page-break/></text:p>
      <text:p text:style-name="P6">Outros privilégios</text:p>
      <text:p text:style-name="P6">ALL PRIVILEGES- como vimos anteriormente, isso daria a um usuário do MySQL todo o acesso a uma determinada base de dados (ou se nenhuma base de dados for selecionada, todo o sistema)</text:p>
      <text:p text:style-name="P6">CREATE- permite criar novas tabelas ou bases de dados</text:p>
      <text:p text:style-name="P6">DROP- permite deletar tableas ou bases de dados</text:p>
      <text:p text:style-name="P6">DELETE- permite deletar linhas das tabelas</text:p>
      <text:p text:style-name="P6">INSERT- permite inserir linhas nas tabelas</text:p>
      <text:p text:style-name="P6">SELECT- permite utilizar o comando Select para ler bases de dados</text:p>
      <text:p text:style-name="P6">UPDATE- permite atualizar linhas das tabelas</text:p>
      <text:p text:style-name="P6">GRANT OPTION- permite conceder ou revogar privilégios de outros usuários </text:p>
      <text:p text:style-name="P6"/>
      <text:p text:style-name="P6">== Checar vulnerabilidades</text:p>
      <text:p text:style-name="P6"/>
      <text:p text:style-name="P6">pkg audit -F</text:p>
      <text:p text:style-name="P6"/>
      <text:p text:style-name="P6">Após checar acusou vulnerabilidades no apache24.29</text:p>
      <text:p text:style-name="P6">Seguindo o link sugerido vi que foi corrigido no apache24.32 e 33</text:p>
      <text:p text:style-name="P6"/>
      <text:p text:style-name="P6">Então instalei os ports e instalei o apache24.33 via ports:</text:p>
      <text:p text:style-name="P6"/>
      <text:p text:style-name="P6">Usando o arquivo 6ports</text:p>
      <text:p text:style-name="P6"/>
      <text:p text:style-name="P6"/>
      <text:p text:style-name="P6"/>
      <text:p text:style-name="P7">Instalação do SSL no Apache 2.4 do FreeBSD 11.1</text:p>
      <text:p text:style-name="P7"/>
      <text:p text:style-name="P7">Criar o certificado:</text:p>
      <text:p text:style-name="P7"/>
      <text:p text:style-name="P7">Criar o script abaixo</text:p>
      <text:p text:style-name="P7"/>
      <text:p text:style-name="P7">nano ssl.sh</text:p>
      <text:p text:style-name="P7"/>
      <text:p text:style-name="P7">#!/bin/sh</text:p>
      <text:p text:style-name="P7">mkdir -p /root/mycert</text:p>
      <text:p text:style-name="P7">cd /root/mycert</text:p>
      <text:p text:style-name="P7">mkdir -p /usr/local/etc/apache24/ssl.key</text:p>
      <text:p text:style-name="P7">mkdir -p /usr/local/etc/apache24/ssl.crt</text:p>
      <text:p text:style-name="P7">chmod 0400 /usr/local/etc/apache24/ssl.key</text:p>
      <text:p text:style-name="P7">chmod 0400 /usr/local/etc/apache24/ssl.crt</text:p>
      <text:p text:style-name="P7">openssl genrsa -des3 -out $1.key 1024</text:p>
      <text:p text:style-name="P7">openssl req -new -x509 -nodes -sha256 -days 365 -key $1.key -out $1.crt</text:p>
      <text:p text:style-name="P7">cp $1.key $1.key.orig</text:p>
      <text:p text:style-name="P7">openssl rsa -in $1.key.orig -out $1.key</text:p>
      <text:p text:style-name="P7">cp $1.key /usr/local/etc/apache24/ssl.key/</text:p>
      <text:p text:style-name="P7">cp $1.crt /usr/local/etc/apache24/ssl.crt/</text:p>
      <text:p text:style-name="P7">chmod 0400 /usr/local/etc/apache24/ssl.key/$1.key</text:p>
      <text:p text:style-name="P7">chmod 0400 /usr/local/etc/apache24/ssl.crt/$1.crt</text:p>
      <text:p text:style-name="P7">### Final</text:p>
      <text:p text:style-name="P7"/>
      <text:p text:style-name="P7">/usr/local/etc/apache24/ssl.crt/ribafs</text:p>
      <text:p text:style-name="P7"><text:soft-page-break/>chmod +x ssl.sh</text:p>
      <text:p text:style-name="P7"/>
      <text:p text:style-name="P7">Executar:</text:p>
      <text:p text:style-name="P7"/>
      <text:p text:style-name="P7">./ssl.sh ribafs</text:p>
      <text:p text:style-name="P7"/>
      <text:p text:style-name="P7"/>
      <text:p text:style-name="P7">nano /usr/local/etc/apache24/httpd.conf</text:p>
      <text:p text:style-name="P7"/>
      <text:p text:style-name="P7">Descomentar a linha</text:p>
      <text:p text:style-name="P7">Include etc/apache24/extra/httpd-ssl.conf</text:p>
      <text:p text:style-name="P7"/>
      <text:p text:style-name="P7">E esta</text:p>
      <text:p text:style-name="P7">LoadModule ssl_module libexec/apache24/mod_ssl.so</text:p>
      <text:p text:style-name="P7"/>
      <text:p text:style-name="P7">cp nano /usr/local/etc/apache24/extra/httpd-ssl.conf nano /usr/local/etc/apache24/extra/httpd-ssl.conf.BAK</text:p>
      <text:p text:style-name="P7"/>
      <text:p text:style-name="P7">Remova todo o conteúdo e adicione este</text:p>
      <text:p text:style-name="P7">Mais prático</text:p>
      <text:p text:style-name="P7"/>
      <text:p text:style-name="P7">rm /usr/local/etc/apache24/extra/httpd-ssl.conf</text:p>
      <text:p text:style-name="P7"/>
      <text:p text:style-name="P7">Configurar o httpd-ssl.conf para o domínio principal ribafs.org e para um subdomínio familia.ribafs.org</text:p>
      <text:p text:style-name="P7"/>
      <text:p text:style-name="P7">nano /usr/local/etc/apache24/extra/httpd-ssl.conf</text:p>
      <text:p text:style-name="P7"/>
      <text:p text:style-name="P7">Listen 443</text:p>
      <text:p text:style-name="P7">AddType application/x-x509-ca-cert .crt</text:p>
      <text:p text:style-name="P7">AddType application/x-pkcs7-crl <text:s text:c="3"/>.crl</text:p>
      <text:p text:style-name="P7">&lt;VirtualHost _default_:443&gt;</text:p>
      <text:p text:style-name="P7"><text:s text:c="2"/>DocumentRoot "/usr/local/www/apache24/data"</text:p>
      <text:p text:style-name="P7"><text:s text:c="2"/>ServerName www.ribafs.org:443</text:p>
      <text:p text:style-name="P7"><text:s text:c="2"/>ServerAdmin ribafs@gmail.com</text:p>
      <text:p text:style-name="P7"><text:s text:c="2"/>ErrorLog "/var/log/httpd-error.log"</text:p>
      <text:p text:style-name="P7"><text:s text:c="2"/>TransferLog "/var/log/httpd-access.log"</text:p>
      <text:p text:style-name="P7"/>
      <text:p text:style-name="P7"><text:s text:c="2"/>SSLEngine on</text:p>
      <text:p text:style-name="P7"/>
      <text:p text:style-name="P7"><text:s text:c="2"/>SSLCipherSuite ALL:!ADH:!EXPORT56:RC4+RSA:+HIGH:+MEDIUM:+LOW:+SSLv2:+EXP:+eNULL</text:p>
      <text:p text:style-name="P7"/>
      <text:p text:style-name="P7"><text:s text:c="2"/>SSLCertificateFile "/usr/local/etc/apache24/ssl.crt/ribafs.crt"</text:p>
      <text:p text:style-name="P7"/>
      <text:p text:style-name="P7"><text:s text:c="2"/>SSLCertificateKeyFile "/usr/local/etc/apache24/ssl.key/ribafs.key"</text:p>
      <text:p text:style-name="P7"/>
      <text:p text:style-name="P7"><text:s text:c="2"/>&lt;FilesMatch "\.(cgi|shtml|phtml|php)$"&gt;</text:p>
      <text:p text:style-name="P7"><text:s text:c="4"/>SSLOptions +StdEnvVars</text:p>
      <text:p text:style-name="P7"><text:s text:c="2"/>&lt;/FilesMatch&gt;</text:p>
      <text:p text:style-name="P7"><text:s text:c="2"/>&lt;Directory "/usr/local/www/apache24/cgi-bin"&gt;</text:p>
      <text:p text:style-name="P7"><text:s text:c="4"/>SSLOptions +StdEnvVars</text:p>
      <text:p text:style-name="P7"><text:soft-page-break/><text:s text:c="2"/>&lt;/Directory&gt;</text:p>
      <text:p text:style-name="P7"/>
      <text:p text:style-name="P7"><text:s text:c="2"/>BrowserMatch ".*MSIE.*" \</text:p>
      <text:p text:style-name="P7"><text:s text:c="9"/>nokeepalive ssl-unclean-shutdown \</text:p>
      <text:p text:style-name="P7"><text:s text:c="9"/>downgrade-1.0 force-response-1.0</text:p>
      <text:p text:style-name="P7"/>
      <text:p text:style-name="P7"><text:s text:c="2"/>CustomLog "/var/log/httpd-ssl_request.log" "%t %h %{SSL_PROTOCOL}x %{SSL_CIPHER}x \"%r\" %b"</text:p>
      <text:p text:style-name="P7">&lt;/VirtualHost&gt;</text:p>
      <text:p text:style-name="P7"/>
      <text:p text:style-name="P7">&lt;VirtualHost _default_:443&gt;</text:p>
      <text:p text:style-name="P7"><text:s text:c="2"/>DocumentRoot "/usr/local/www/apache24/data/familia"</text:p>
      <text:p text:style-name="P7"><text:s text:c="2"/>ServerName familia.ribafs.org:443</text:p>
      <text:p text:style-name="P7"><text:s text:c="2"/>ServerAdmin ribafs@gmail.com</text:p>
      <text:p text:style-name="P7"><text:s text:c="2"/>ErrorLog "/var/log/httpd-error.log"</text:p>
      <text:p text:style-name="P7"><text:s text:c="2"/>TransferLog "/var/log/httpd-access.log"</text:p>
      <text:p text:style-name="P7"/>
      <text:p text:style-name="P7"><text:s text:c="2"/>SSLEngine on</text:p>
      <text:p text:style-name="P7"/>
      <text:p text:style-name="P7"><text:s text:c="2"/>SSLCipherSuite ALL:!ADH:!EXPORT56:RC4+RSA:+HIGH:+MEDIUM:+LOW:+SSLv2:+EXP:+eNULL</text:p>
      <text:p text:style-name="P7"/>
      <text:p text:style-name="P7"><text:s text:c="2"/>SSLCertificateFile "/usr/local/etc/apache24/ssl.crt/ribafs.crt"</text:p>
      <text:p text:style-name="P7"/>
      <text:p text:style-name="P7"><text:s text:c="2"/>SSLCertificateKeyFile "/usr/local/etc/apache24/ssl.key/ribafs.key"</text:p>
      <text:p text:style-name="P7"/>
      <text:p text:style-name="P7"><text:s text:c="2"/>&lt;FilesMatch "\.(cgi|shtml|phtml|php)$"&gt;</text:p>
      <text:p text:style-name="P7"><text:s text:c="4"/>SSLOptions +StdEnvVars</text:p>
      <text:p text:style-name="P7"><text:s text:c="2"/>&lt;/FilesMatch&gt;</text:p>
      <text:p text:style-name="P7"><text:s text:c="2"/>&lt;Directory "/usr/local/www/apache24/cgi-bin"&gt;</text:p>
      <text:p text:style-name="P7"><text:s text:c="4"/>SSLOptions +StdEnvVars</text:p>
      <text:p text:style-name="P7"><text:s text:c="2"/>&lt;/Directory&gt;</text:p>
      <text:p text:style-name="P7"/>
      <text:p text:style-name="P7"><text:s text:c="2"/>BrowserMatch ".*MSIE.*" \</text:p>
      <text:p text:style-name="P7"><text:s text:c="9"/>nokeepalive ssl-unclean-shutdown \</text:p>
      <text:p text:style-name="P7"><text:s text:c="9"/>downgrade-1.0 force-response-1.0</text:p>
      <text:p text:style-name="P7"/>
      <text:p text:style-name="P7"><text:s text:c="2"/>CustomLog "/var/log/httpd-ssl_request.log" "%t %h %{SSL_PROTOCOL}x %{SSL_CIPHER}x \"%r\" %b"</text:p>
      <text:p text:style-name="P7">&lt;/VirtualHost&gt;</text:p>
      <text:p text:style-name="P7"/>
      <text:p text:style-name="P7"/>
      <text:p text:style-name="P7">Dica: Cuidado com caracteres malucos criados com copiar e colar. Se precisar digite tudo.</text:p>
      <text:p text:style-name="P7"/>
      <text:p text:style-name="P7">service apache24 restart</text:p>
      <text:p text:style-name="P7"/>
      <text:p text:style-name="P7">Testar:</text:p>
      <text:p text:style-name="P7"/>
      <text:p text:style-name="P7">https://www.ribafs.org/info.php</text:p>
      <text:p text:style-name="P7"/>
      <text:p text:style-name="P7"><text:a xlink:type="simple" xlink:href="https://www.rhyous.com/2009/11/06/installing-an-apache-ssl-on-freebsd-using-the-ports-tree/" text:style-name="Internet_20_link" text:visited-style-name="Visited_20_Internet_20_Link">https://www.rhyous.com/2009/11/06/installing-an-apache-ssl-on-freebsd-using-the-ports-tree/</text:a></text:p>
      <text:p text:style-name="P8"><text:soft-page-break/>Protegendo diretório com a autenticação do Apache 2.4 no FreeBSD 11.1</text:p>
      <text:p text:style-name="P8"/>
      <text:p text:style-name="P8">htpasswd -c /usr/local/etc/apache24/.httpd_access ribafs</text:p>
      <text:p text:style-name="P8"/>
      <text:p text:style-name="P8">cat /usr/local/etc/apache24/.httpd_access</text:p>
      <text:p text:style-name="P8"/>
      <text:p text:style-name="P8">Criar um directório protegido</text:p>
      <text:p text:style-name="P8"/>
      <text:p text:style-name="P8">Adicionar</text:p>
      <text:p text:style-name="P8">nano /usr/local/etc/apache24/httpd.conf</text:p>
      <text:p text:style-name="P8"/>
      <text:p text:style-name="P8">Abaixo do bloco &lt;Directory&gt; existente</text:p>
      <text:p text:style-name="P8"/>
      <text:p text:style-name="P8">&lt;Directory "/usr/local/www/apache24/data/administrator"&gt;</text:p>
      <text:p text:style-name="P8"><text:s text:c="6"/>AuthType Basic</text:p>
      <text:p text:style-name="P8"><text:s text:c="6"/>AuthName "Restricted Content"</text:p>
      <text:p text:style-name="P8"><text:s text:c="6"/>IndexIgnore .*</text:p>
      <text:p text:style-name="P8"><text:s text:c="6"/>AuthName protectthis</text:p>
      <text:p text:style-name="P8"><text:s text:c="6"/>AuthUserFile <text:s/>/usr/local/etc/apache24/.httpd_access</text:p>
      <text:p text:style-name="P8"><text:s text:c="6"/>AuthGroupFile /usr/local/etc/apache24/.httpd_access_group</text:p>
      <text:p text:style-name="P8"><text:s text:c="6"/>AuthType Basic</text:p>
      <text:p text:style-name="P8"><text:s text:c="6"/>&lt;Limit GET&gt;</text:p>
      <text:p text:style-name="P8"><text:s text:c="10"/># A linha abaixo é para um grupo</text:p>
      <text:p text:style-name="P8"><text:s text:c="10"/>#Require valid-user</text:p>
      <text:p text:style-name="P8"><text:s text:c="10"/>require user ribafs</text:p>
      <text:p text:style-name="P8"><text:s text:c="6"/>&lt;/Limit&gt;</text:p>
      <text:p text:style-name="P8">&lt;/Directory&gt;</text:p>
      <text:p text:style-name="P8"/>
      <text:p text:style-name="P8">mkdir /usr/local/www/apache24/data/administrator</text:p>
      <text:p text:style-name="P8"/>
      <text:p text:style-name="P8">service apache24 restart</text:p>
      <text:p text:style-name="P8"/>
      <text:p text:style-name="P8">Testando</text:p>
      <text:p text:style-name="P8"/>
      <text:p text:style-name="P8">https://ribafs.org/administrator/</text:p>
      <text:p text:style-name="P8"/>
      <text:p text:style-name="P8">Caso o DNS não tenha propagado ainda use o iP.</text:p>
      <text:p text:style-name="P8"/>
      <text:p text:style-name="P8"/>
      <text:p text:style-name="P9">FreeBSD Ports</text:p>
      <text:p text:style-name="P9"/>
      <text:p text:style-name="P9">Uma grande vantagem de instalar programas via ports é o fato de podermos customizar as opções de instalação.</text:p>
      <text:p text:style-name="P9"/>
      <text:p text:style-name="P9">Caso não haja nenhuma necessidade de customização na instalação a opçãoo é o pkg.</text:p>
      <text:p text:style-name="P9"/>
      <text:p text:style-name="P9">portsnap fetch</text:p>
      <text:p text:style-name="P9">portsnap extract</text:p>
      <text:p text:style-name="P9">portsnap update</text:p>
      <text:p text:style-name="P9">portsnap fetch update</text:p>
      <text:p text:style-name="P9"/>
      <text:p text:style-name="P9">Instalar apache24 atualizado</text:p>
      <text:p text:style-name="P9"><text:soft-page-break/></text:p>
      <text:p text:style-name="P9">cd /usr/ports</text:p>
      <text:p text:style-name="P9"/>
      <text:p text:style-name="P9">make search name=apache24</text:p>
      <text:p text:style-name="P9"/>
      <text:p text:style-name="P9">Mostrou</text:p>
      <text:p text:style-name="P9">apache24-2.4.33</text:p>
      <text:p text:style-name="P9"/>
      <text:p text:style-name="P9">Enquanto que o instalado pelo pkg é o apache24-2.4.29, que tem vulnerabilidades</text:p>
      <text:p text:style-name="P9"/>
      <text:p text:style-name="P9">cd /usr/ports/www/apache24</text:p>
      <text:p text:style-name="P9"/>
      <text:p text:style-name="P9">pkg delete apache24</text:p>
      <text:p text:style-name="P9"/>
      <text:p text:style-name="P9">make install</text:p>
      <text:p text:style-name="P9">make clean</text:p>
      <text:p text:style-name="P9"/>
      <text:p text:style-name="P9">Reinstalei o mod_php</text:p>
      <text:p text:style-name="P9"/>
      <text:p text:style-name="P9">pkg install mod_php71</text:p>
      <text:p text:style-name="P9"/>
      <text:p text:style-name="P9">service apache24 restart</text:p>
      <text:p text:style-name="P9"/>
      <text:p text:style-name="P9">Rodando checagem de vulnerabilidades</text:p>
      <text:p text:style-name="P9"/>
      <text:p text:style-name="P9">pkg audit -F</text:p>
      <text:p text:style-name="P9"/>
      <text:p text:style-name="P9">Agora mostrou que não existe vulnerabilidade</text:p>
      <text:p text:style-name="P9"/>
      <text:p text:style-name="P9">Listar ports</text:p>
      <text:p text:style-name="P9">portmaster -l</text:p>
      <text:p text:style-name="P9"/>
      <text:p text:style-name="P9">Checar pacotes instalados</text:p>
      <text:p text:style-name="P9"/>
      <text:p text:style-name="P9">pkg install portmaster</text:p>
      <text:p text:style-name="P9"/>
      <text:p text:style-name="P9">cd /usr/ports/ports-mgmt/portmaster</text:p>
      <text:p text:style-name="P9">sudo make install clean</text:p>
      <text:p text:style-name="P9"/>
      <text:p text:style-name="P9">portmaster -L</text:p>
      <text:p text:style-name="P9"/>
      <text:p text:style-name="P9"/>
      <text:p text:style-name="P9">Removendo ports</text:p>
      <text:p text:style-name="P9"/>
      <text:p text:style-name="P9">cd /usr/ports/sysutils/lsof</text:p>
      <text:p text:style-name="P9">make deinstall</text:p>
      <text:p text:style-name="P9"/>
      <text:p text:style-name="P9">Atualizar tudo</text:p>
      <text:p text:style-name="P9"/>
      <text:p text:style-name="P9">portmaster -a</text:p>
      <text:p text:style-name="P9"/>
      <text:p text:style-name="P14">Envio do banco e dos arquivos de backup do site do desktop para o servidor</text:p>
      <text:p text:style-name="P10"/>
      <text:p text:style-name="P10">scp -P 55522 portal* ribafs@ribafs.org:/tmp</text:p>
      <text:p text:style-name="P10"/>
      <text:p text:style-name="P10">Importação do sql para o banco portal</text:p>
      <text:p text:style-name="P10"/>
      <text:p text:style-name="P10">cd /tmp</text:p>
      <text:p text:style-name="P10"/>
      <text:p text:style-name="P10">mysql -uroot -p portal &lt; portal.sql</text:p>
      <text:p text:style-name="P10"/>
      <text:p text:style-name="P10">Descompactação do zip para /usr/share/www/apache24/data</text:p>
      <text:p text:style-name="P10"/>
      <text:p text:style-name="P10">unzip portal.zip -d /usr/share/www/apache24/data</text:p>
      <text:p text:style-name="P10"/>
      <text:p text:style-name="P10"/>
      <text:p text:style-name="P10">Reiniciei o Apache e o MySQL</text:p>
      <text:p text:style-name="P10"/>
      <text:p text:style-name="P10">service apache24 restart</text:p>
      <text:p text:style-name="P10"/>
      <text:p text:style-name="P10">service mysql-server restart</text:p>
      <text:p text:style-name="P10"/>
      <text:p text:style-name="P10">Criar o arquivo</text:p>
      <text:p text:style-name="P10"/>
      <text:p text:style-name="P10">nano /usr/local/bin/perms</text:p>
      <text:p text:style-name="P10"/>
      <text:p text:style-name="P10">#!/bin/sh</text:p>
      <text:p text:style-name="P10">clear;</text:p>
      <text:p text:style-name="P10">echo "Aguarde enquanto configuro as permissões do /usr/local/www/apache24/data/$1";</text:p>
      <text:p text:style-name="P10">echo "";</text:p>
      <text:p text:style-name="P10">chown -R www:www /usr/local/www/apache24/data/$1;</text:p>
      <text:p text:style-name="P10">find /usr/local/www/apache24/data/$1 -type d -exec chmod 755 {} \;</text:p>
      <text:p text:style-name="P10">find /usr/local/www/apache24/data/$1 -type f -exec chmod 644 {} \;</text:p>
      <text:p text:style-name="P10">echo "";</text:p>
      <text:p text:style-name="P10">echo "Concluído!";</text:p>
      <text:p text:style-name="P10"/>
      <text:p text:style-name="P10">chmod +x /usr/local/bin/perms</text:p>
      <text:p text:style-name="P10"/>
      <text:p text:style-name="P10">pkg install freecolor</text:p>
      <text:p text:style-name="P10"/>
      <text:p text:style-name="P10">freecolor -om</text:p>
      <text:p text:style-name="P10"/>
      <text:p text:style-name="P10"/>
      <text:p text:style-name="P10"/>
      <text:p text:style-name="P11">Reforçar a segurança do SSH no FreeBSD com SSHGUARD</text:p>
      <text:p text:style-name="P11"/>
      <text:p text:style-name="P11">Após a instalação e configuração com sucesso do PF</text:p>
      <text:p text:style-name="P11"/>
      <text:p text:style-name="P11">pkg install sshguard</text:p>
      <text:p text:style-name="P11"/>
      <text:p text:style-name="P11">2.0.0_1</text:p>
      <text:p text:style-name="P11"/>
      <text:p text:style-name="P11">Após a instalação mostra:</text:p>
      <text:p text:style-name="P11"><text:soft-page-break/></text:p>
      <text:p text:style-name="P11">##########################################################################</text:p>
      <text:p text:style-name="P11"><text:s text:c="2"/>Sshguard installed successfully.</text:p>
      <text:p text:style-name="P11"/>
      <text:p text:style-name="P11"><text:s text:c="2"/>You can start sshguard as a daemon by using the</text:p>
      <text:p text:style-name="P11"><text:s text:c="2"/>rc.d script installed at /usr/local/etc/rc.d/sshguard .</text:p>
      <text:p text:style-name="P11"/>
      <text:p text:style-name="P11"><text:s text:c="2"/>See sshguard-setup(7) and http://www.sshguard.net/docs/setup for additional info.</text:p>
      <text:p text:style-name="P11"/>
      <text:p text:style-name="P11"><text:s text:c="2"/>Please note that a few rc script parameters have been renamed to better reflect the documentation:</text:p>
      <text:p text:style-name="P11"/>
      <text:p text:style-name="P11"><text:s text:c="2"/>sshguard_safety_thresh -&gt; sshguard_danger_thresh</text:p>
      <text:p text:style-name="P11"><text:s text:c="2"/>sshguard_pardon_min_interval -&gt; sshguard_release_interval</text:p>
      <text:p text:style-name="P11"><text:s text:c="2"/>sshguard_prescribe_interval -&gt; sshguard_reset_interval</text:p>
      <text:p text:style-name="P11">##########################################################################</text:p>
      <text:p text:style-name="P11"/>
      <text:p text:style-name="P11"/>
      <text:p text:style-name="P11">nano /etc/rc.conf</text:p>
      <text:p text:style-name="P11"/>
      <text:p text:style-name="P11">Adicione</text:p>
      <text:p text:style-name="P11"/>
      <text:p text:style-name="P11"># sshguard</text:p>
      <text:p text:style-name="P11">sshguard_enable="YES"</text:p>
      <text:p text:style-name="P11">sshguard_danger_thresh="30"</text:p>
      <text:p text:style-name="P11">sshguard_release_interval="600"</text:p>
      <text:p text:style-name="P11">sshguard_reset_interval="7200"</text:p>
      <text:p text:style-name="P11"/>
      <text:p text:style-name="P11">nano /etc/pf.conf</text:p>
      <text:p text:style-name="P11"/>
      <text:p text:style-name="P11">table &lt;sshguard&gt; persist</text:p>
      <text:p text:style-name="P11">#...</text:p>
      <text:p text:style-name="P11">block in quick on bge0 from &lt;sshguard&gt; label "ssh bruteforce"</text:p>
      <text:p text:style-name="P11"/>
      <text:p text:style-name="P11"># A ordem das linhas acima é importante, se alterada pode causar erro no pf</text:p>
      <text:p text:style-name="P11"/>
      <text:p text:style-name="P11">service sshguard start</text:p>
      <text:p text:style-name="P11"/>
      <text:p text:style-name="P11">pfctl -f /etc/pf.conf</text:p>
      <text:p text:style-name="P11"/>
      <text:p text:style-name="P11">service pf start</text:p>
      <text:p text:style-name="P11"/>
      <text:p text:style-name="P11">Após o comando acima travou meu terminal e saiu com:</text:p>
      <text:p text:style-name="P11">packet_write_wait: Connection to 46.101.50.99 port 65522: Broken pipe</text:p>
      <text:p text:style-name="P11"/>
      <text:p text:style-name="P11">Então fui até a hospedagem e acessei pela console</text:p>
      <text:p text:style-name="P11"/>
      <text:p text:style-name="P11">Ao efetuar o acesso pela console aparece a mensagem de que tenho e-mail</text:p>
      <text:p text:style-name="P11"/>
      <text:p text:style-name="P11">Digito mail e teclo enter</text:p>
      <text:p text:style-name="P11"><text:soft-page-break/>Aparecem 3. Digito 1 para ler o security</text:p>
      <text:p text:style-name="P11"/>
      <text:p text:style-name="P11">Ele me avisa para checar o setuid de arquivos e dispositivos em:</text:p>
      <text:p text:style-name="P11">var/log/setuid.today</text:p>
      <text:p text:style-name="P11"/>
      <text:p text:style-name="P11">Também para checar permissões negativas de grupos em:</text:p>
      <text:p text:style-name="P11">/var/log/mount.today</text:p>
      <text:p text:style-name="P11"/>
      <text:p text:style-name="P11">Checar os uid 0</text:p>
      <text:p text:style-name="P11">root 0</text:p>
      <text:p text:style-name="P11">toor 0</text:p>
      <text:p text:style-name="P11"/>
      <text:p text:style-name="P11">Checar contas sem senha:</text:p>
      <text:p text:style-name="P11">/etc/login.conf</text:p>
      <text:p text:style-name="P11"/>
      <text:p text:style-name="P11">Depois de ler estes e-mails eu carreguei as regras do pf e o reiniciei</text:p>
      <text:p text:style-name="P11"/>
      <text:p text:style-name="P11">Voltei ao meu desktop e acessei o servidor sem problema</text:p>
      <text:p text:style-name="P11"/>
      <text:p text:style-name="P11">Testando</text:p>
      <text:p text:style-name="P11"/>
      <text:p text:style-name="P11">pgrep -lfa ssh</text:p>
      <text:p text:style-name="P11"/>
      <text:p text:style-name="P11">pfctl -t sshguard -T show</text:p>
      <text:p text:style-name="P11"/>
      <text:p text:style-name="P11">pfctl -sr</text:p>
      <text:p text:style-name="P11"/>
      <text:p text:style-name="P11"/>
      <text:p text:style-name="P11">Questões</text:p>
      <text:p text:style-name="P11">https://forums.freebsd.org/threads/howto-set-up-and-configure-security-sshguard-pf.39196/</text:p>
      <text:p text:style-name="P11"/>
      <text:p text:style-name="P11"/>
      <text:p text:style-name="P11">https://blog.mwzhang.com/2016/02/20/secure-ssh-using-sshguard-and-pf-in-freebsd/</text:p>
      <text:p text:style-name="P11"><text:a xlink:type="simple" xlink:href="https://gist.github.com/WillSquire/b0546bb8ab901f16555aba2e953767d9" text:style-name="Internet_20_link" text:visited-style-name="Visited_20_Internet_20_Link">https://gist.github.com/WillSquire/b0546bb8ab901f16555aba2e953767d9</text:a></text:p>
      <text:p text:style-name="P11"/>
      <text:p text:style-name="P11"/>
      <text:p text:style-name="P11"/>
      <text:p text:style-name="P12">Monitorando o servidor</text:p>
      <text:p text:style-name="P12"/>
      <text:p text:style-name="P12">Memória RAM e swap</text:p>
      <text:p text:style-name="P12">freecolor -om</text:p>
      <text:p text:style-name="P12"/>
      <text:p text:style-name="P12">Atualização dos pacotes</text:p>
      <text:p text:style-name="P12"/>
      <text:p text:style-name="P12">pkg update</text:p>
      <text:p text:style-name="P12">pkg upgrade</text:p>
      <text:p text:style-name="P12"/>
      <text:p text:style-name="P12">Logs</text:p>
      <text:p text:style-name="P12"/>
      <text:p text:style-name="P12">/var/log/httpd-access.log</text:p>
      <text:p text:style-name="P12">/var/log/httpd-error.log</text:p>
      <text:p text:style-name="P12"><text:soft-page-break/>/var/log/httpd-ssl_request.log</text:p>
      <text:p text:style-name="P12">/var/log/messages.log</text:p>
      <text:p text:style-name="P12">/var/log/pflog</text:p>
      <text:p text:style-name="P12">/var/log/security</text:p>
      <text:p text:style-name="P12"/>
      <text:p text:style-name="P12">tcpdump -n -e -ttt -i pflog0</text:p>
      <text:p text:style-name="P12"/>
      <text:p text:style-name="P12">tcpdump -netttr /var/log/pflog -vv "tcp and port 80"</text:p>
      <text:p text:style-name="P12"/>
      <text:p text:style-name="P12">tcpdump -n -e -ttt -r /var/log/pflog</text:p>
      <text:p text:style-name="P12"/>
      <text:p text:style-name="P12">tcpdump -n -e -ttt -i pflog0</text:p>
      <text:p text:style-name="P12"/>
      <text:p text:style-name="P12">tcpdump -n -e -ttt -r /var/log/pflog port 80</text:p>
      <text:p text:style-name="P12"/>
      <text:p text:style-name="P12">tcpdump -n -e -ttt -r /var/log/pflog port 80 and host 192.168.1.3</text:p>
      <text:p text:style-name="P12"/>
      <text:p text:style-name="P12">tcpdump -n -e -ttt -i pflog0 host 192.168.4.2</text:p>
      <text:p text:style-name="P12"/>
      <text:p text:style-name="P12">tcpdump -n -e -ttt -i pflog0 inbound and action block and on wi0</text:p>
      <text:p text:style-name="P12"/>
      <text:p text:style-name="P12">This display the log, in real-time, of inbound packets that were blocked on the wi0 interface. 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ronym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08:46:31.633181821</meta:creation-date>
    <dc:date>2018-05-20T09:08:57.209499818</dc:date>
    <meta:editing-duration>PT10M42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6" meta:paragraph-count="485" meta:word-count="1984" meta:character-count="17256" meta:non-whitespace-character-count="15285"/>
  </office:meta>
</office:document-meta>
</file>